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15.875cm" svg:height="12.065cm" svg:x="3.413cm" svg:y="6.969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4-08-16T14:28:54</dc:date>
    <meta:document-statistic meta:object-count="1"/>
    <meta:generator>LibreOffice/3.5$Linux_X86_64 LibreOffice_project/350m1$Build-2</meta:generator>
  </office:meta>
</office:document-meta>
</file>